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9088" calcext:value-type="float">
            <text:p>143.5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508" calcext:value-type="float">
            <text:p>143.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3848" calcext:value-type="float">
            <text:p>143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4224" calcext:value-type="float">
            <text:p>143.5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5936" calcext:value-type="float">
            <text:p>143.5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5936" calcext:value-type="float">
            <text:p>143.5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7648" calcext:value-type="float">
            <text:p>143.4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1072" calcext:value-type="float">
            <text:p>143.4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268" calcext:value-type="float">
            <text:p>143.3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1344" calcext:value-type="float">
            <text:p>143.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1136" calcext:value-type="float">
            <text:p>143.2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4664" calcext:value-type="float">
            <text:p>143.2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4664" calcext:value-type="float">
            <text:p>143.2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36" calcext:value-type="float">
            <text:p>143.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4456" calcext:value-type="float">
            <text:p>143.0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0552" calcext:value-type="float">
            <text:p>143.1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2744" calcext:value-type="float">
            <text:p>143.1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6648" calcext:value-type="float">
            <text:p>143.1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1408" calcext:value-type="float">
            <text:p>143.0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0552" calcext:value-type="float">
            <text:p>143.1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7504" calcext:value-type="float">
            <text:p>143.0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4456" calcext:value-type="float">
            <text:p>143.0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5312" calcext:value-type="float">
            <text:p>143.0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9216" calcext:value-type="float">
            <text:p>143.0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0072" calcext:value-type="float">
            <text:p>143.0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3976" calcext:value-type="float">
            <text:p>143.0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1784" calcext:value-type="float">
            <text:p>143.0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788" calcext:value-type="float">
            <text:p>143.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9592" calcext:value-type="float">
            <text:p>143.0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4352" calcext:value-type="float">
            <text:p>143.0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4352" calcext:value-type="float">
            <text:p>143.0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4352" calcext:value-type="float">
            <text:p>143.0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9592" calcext:value-type="float">
            <text:p>143.0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9592" calcext:value-type="float">
            <text:p>143.0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4352" calcext:value-type="float">
            <text:p>143.0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9112" calcext:value-type="float">
            <text:p>143.0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3016" calcext:value-type="float">
            <text:p>143.0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692" calcext:value-type="float">
            <text:p>142.9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4728" calcext:value-type="float">
            <text:p>142.9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7672" calcext:value-type="float">
            <text:p>142.9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4248" calcext:value-type="float">
            <text:p>142.9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8048" calcext:value-type="float">
            <text:p>142.8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7192" calcext:value-type="float">
            <text:p>142.8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4248" calcext:value-type="float">
            <text:p>142.9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9968" calcext:value-type="float">
            <text:p>142.9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9968" calcext:value-type="float">
            <text:p>142.9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168" calcext:value-type="float">
            <text:p>142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4248" calcext:value-type="float">
            <text:p>142.9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4728" calcext:value-type="float">
            <text:p>142.9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4728" calcext:value-type="float">
            <text:p>142.9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9968" calcext:value-type="float">
            <text:p>142.9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4728" calcext:value-type="float">
            <text:p>142.9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8632" calcext:value-type="float">
            <text:p>142.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8632" calcext:value-type="float">
            <text:p>142.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168" calcext:value-type="float">
            <text:p>142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3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5688" calcext:value-type="float">
            <text:p>143.0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4248" calcext:value-type="float">
            <text:p>142.9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8632" calcext:value-type="float">
            <text:p>142.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8632" calcext:value-type="float">
            <text:p>142.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168" calcext:value-type="float">
            <text:p>142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024" calcext:value-type="float">
            <text:p>142.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8048" calcext:value-type="float">
            <text:p>142.8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7192" calcext:value-type="float">
            <text:p>142.8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7192" calcext:value-type="float">
            <text:p>142.8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024" calcext:value-type="float">
            <text:p>142.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0616" calcext:value-type="float">
            <text:p>142.8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7192" calcext:value-type="float">
            <text:p>142.8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3288" calcext:value-type="float">
            <text:p>142.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1952" calcext:value-type="float">
            <text:p>142.8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7568" calcext:value-type="float">
            <text:p>142.8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3664" calcext:value-type="float">
            <text:p>142.8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0136" calcext:value-type="float">
            <text:p>142.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0136" calcext:value-type="float">
            <text:p>142.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3184" calcext:value-type="float">
            <text:p>142.8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6232" calcext:value-type="float">
            <text:p>142.8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0992" calcext:value-type="float">
            <text:p>142.8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6712" calcext:value-type="float">
            <text:p>142.8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0136" calcext:value-type="float">
            <text:p>142.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928" calcext:value-type="float">
            <text:p>142.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5752" calcext:value-type="float">
            <text:p>142.7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4416" calcext:value-type="float">
            <text:p>142.7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1368" calcext:value-type="float">
            <text:p>142.7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7944" calcext:value-type="float">
            <text:p>142.8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0136" calcext:value-type="float">
            <text:p>142.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1848" calcext:value-type="float">
            <text:p>142.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0512" calcext:value-type="float">
            <text:p>142.7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9176" calcext:value-type="float">
            <text:p>142.7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3936" calcext:value-type="float">
            <text:p>142.7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5272" calcext:value-type="float">
            <text:p>142.7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0032" calcext:value-type="float">
            <text:p>142.7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6984" calcext:value-type="float">
            <text:p>142.7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1744" calcext:value-type="float">
            <text:p>142.7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8696" calcext:value-type="float">
            <text:p>142.7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8696" calcext:value-type="float">
            <text:p>142.7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0032" calcext:value-type="float">
            <text:p>142.7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4312" calcext:value-type="float">
            <text:p>142.7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4584" calcext:value-type="float">
            <text:p>142.5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1432" calcext:value-type="float">
            <text:p>142.5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6192" calcext:value-type="float">
            <text:p>142.5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4856" calcext:value-type="float">
            <text:p>142.4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4856" calcext:value-type="float">
            <text:p>142.4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0952" calcext:value-type="float">
            <text:p>142.4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1808" calcext:value-type="float">
            <text:p>142.4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4856" calcext:value-type="float">
            <text:p>142.4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9616" calcext:value-type="float">
            <text:p>142.4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7424" calcext:value-type="float">
            <text:p>142.4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1704" calcext:value-type="float">
            <text:p>142.4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9512" calcext:value-type="float">
            <text:p>142.3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3416" calcext:value-type="float">
            <text:p>142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7696" calcext:value-type="float">
            <text:p>142.3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7696" calcext:value-type="float">
            <text:p>142.3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0744" calcext:value-type="float">
            <text:p>142.3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7696" calcext:value-type="float">
            <text:p>142.3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9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1496" calcext:value-type="float">
            <text:p>142.2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9304" calcext:value-type="float">
            <text:p>142.2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1016" calcext:value-type="float">
            <text:p>142.2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1872" calcext:value-type="float">
            <text:p>142.2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0536" calcext:value-type="float">
            <text:p>142.2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7488" calcext:value-type="float">
            <text:p>142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5296" calcext:value-type="float">
            <text:p>142.1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3104" calcext:value-type="float">
            <text:p>142.1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7864" calcext:value-type="float">
            <text:p>142.1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7384" calcext:value-type="float">
            <text:p>142.1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048" calcext:value-type="float">
            <text:p>142.1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0432" calcext:value-type="float">
            <text:p>142.1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348" calcext:value-type="float">
            <text:p>142.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9952" calcext:value-type="float">
            <text:p>142.1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1664" calcext:value-type="float">
            <text:p>142.0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9472" calcext:value-type="float">
            <text:p>142.0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1664" calcext:value-type="float">
            <text:p>142.0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204" calcext:value-type="float">
            <text:p>142.0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4608" calcext:value-type="float">
            <text:p>142.0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0704" calcext:value-type="float">
            <text:p>142.0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9368" calcext:value-type="float">
            <text:p>142.0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108" calcext:value-type="float">
            <text:p>141.9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7552" calcext:value-type="float">
            <text:p>141.9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536" calcext:value-type="float">
            <text:p>141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536" calcext:value-type="float">
            <text:p>141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6696" calcext:value-type="float">
            <text:p>141.9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7552" calcext:value-type="float">
            <text:p>141.9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1832" calcext:value-type="float">
            <text:p>141.9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0976" calcext:value-type="float">
            <text:p>141.9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1832" calcext:value-type="float">
            <text:p>141.9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5256" calcext:value-type="float">
            <text:p>141.8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2208" calcext:value-type="float">
            <text:p>141.8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4776" calcext:value-type="float">
            <text:p>141.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4776" calcext:value-type="float">
            <text:p>141.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3064" calcext:value-type="float">
            <text:p>141.8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9536" calcext:value-type="float">
            <text:p>141.8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5632" calcext:value-type="float">
            <text:p>141.8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6488" calcext:value-type="float">
            <text:p>141.8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868" calcext:value-type="float">
            <text:p>141.8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6488" calcext:value-type="float">
            <text:p>141.8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4296" calcext:value-type="float">
            <text:p>141.8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4672" calcext:value-type="float">
            <text:p>141.7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4672" calcext:value-type="float">
            <text:p>141.7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9224" calcext:value-type="float">
            <text:p>141.6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2648" calcext:value-type="float">
            <text:p>141.5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912" calcext:value-type="float">
            <text:p>141.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2168" calcext:value-type="float">
            <text:p>141.5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0456" calcext:value-type="float">
            <text:p>141.5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5696" calcext:value-type="float">
            <text:p>141.5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5696" calcext:value-type="float">
            <text:p>141.5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9496" calcext:value-type="float">
            <text:p>141.5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5968" calcext:value-type="float">
            <text:p>141.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34" calcext:value-type="float">
            <text:p>141.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1208" calcext:value-type="float">
            <text:p>141.4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9016" calcext:value-type="float">
            <text:p>141.4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3776" calcext:value-type="float">
            <text:p>141.4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5488" calcext:value-type="float">
            <text:p>141.4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148" calcext:value-type="float">
            <text:p>141.3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10-0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1" calcext:value-type="float">
            <text:p>141.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5552" calcext:value-type="float">
            <text:p>141.1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0208" calcext:value-type="float">
            <text:p>141.1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5344" calcext:value-type="float">
            <text:p>141.0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62" calcext:value-type="float">
            <text:p>141.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6576" calcext:value-type="float">
            <text:p>141.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6576" calcext:value-type="float">
            <text:p>141.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9624" calcext:value-type="float">
            <text:p>141.0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048" calcext:value-type="float">
            <text:p>141.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7432" calcext:value-type="float">
            <text:p>140.9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9144" calcext:value-type="float">
            <text:p>140.9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476" calcext:value-type="float">
            <text:p>140.9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0376" calcext:value-type="float">
            <text:p>140.9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1232" calcext:value-type="float">
            <text:p>140.9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1232" calcext:value-type="float">
            <text:p>140.9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5408" calcext:value-type="float">
            <text:p>140.8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5408" calcext:value-type="float">
            <text:p>140.8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6264" calcext:value-type="float">
            <text:p>140.7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6264" calcext:value-type="float">
            <text:p>140.7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092" calcext:value-type="float">
            <text:p>140.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0544" calcext:value-type="float">
            <text:p>140.7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7976" calcext:value-type="float">
            <text:p>140.7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1504" calcext:value-type="float">
            <text:p>140.8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6744" calcext:value-type="float">
            <text:p>140.8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9416" calcext:value-type="float">
            <text:p>140.8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1128" calcext:value-type="float">
            <text:p>140.8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4176" calcext:value-type="float">
            <text:p>140.8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4176" calcext:value-type="float">
            <text:p>140.8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9416" calcext:value-type="float">
            <text:p>140.8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1232" calcext:value-type="float">
            <text:p>140.9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2464" calcext:value-type="float">
            <text:p>140.8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9416" calcext:value-type="float">
            <text:p>140.8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428" calcext:value-type="float">
            <text:p>140.9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4176" calcext:value-type="float">
            <text:p>140.8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2464" calcext:value-type="float">
            <text:p>140.8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1232" calcext:value-type="float">
            <text:p>140.9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2088" calcext:value-type="float">
            <text:p>140.9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4176" calcext:value-type="float">
            <text:p>140.8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2736" calcext:value-type="float">
            <text:p>140.7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5408" calcext:value-type="float">
            <text:p>140.8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3216" calcext:value-type="float">
            <text:p>140.7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7976" calcext:value-type="float">
            <text:p>140.7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7976" calcext:value-type="float">
            <text:p>140.7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7976" calcext:value-type="float">
            <text:p>140.7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0544" calcext:value-type="float">
            <text:p>140.7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0544" calcext:value-type="float">
            <text:p>140.7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7768" calcext:value-type="float">
            <text:p>140.6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8624" calcext:value-type="float">
            <text:p>140.6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9104" calcext:value-type="float">
            <text:p>140.6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6432" calcext:value-type="float">
            <text:p>140.6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6808" calcext:value-type="float">
            <text:p>140.5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1192" calcext:value-type="float">
            <text:p>140.6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4616" calcext:value-type="float">
            <text:p>140.5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4136" calcext:value-type="float">
            <text:p>140.5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0232" calcext:value-type="float">
            <text:p>140.5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5848" calcext:value-type="float">
            <text:p>140.5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8896" calcext:value-type="float">
            <text:p>140.5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3656" calcext:value-type="float">
            <text:p>140.5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9648" calcext:value-type="float">
            <text:p>140.4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42" calcext:value-type="float">
            <text:p>140.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42" calcext:value-type="float">
            <text:p>140.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2864" calcext:value-type="float">
            <text:p>140.2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5432" calcext:value-type="float">
            <text:p>140.2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7584" calcext:value-type="float">
            <text:p>139.9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796" calcext:value-type="float">
            <text:p>139.8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1864" calcext:value-type="float">
            <text:p>139.8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6624" calcext:value-type="float">
            <text:p>139.8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5768" calcext:value-type="float">
            <text:p>139.8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5768" calcext:value-type="float">
            <text:p>139.8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9672" calcext:value-type="float">
            <text:p>139.8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6624" calcext:value-type="float">
            <text:p>139.8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748" calcext:value-type="float">
            <text:p>139.8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1384" calcext:value-type="float">
            <text:p>139.8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3096" calcext:value-type="float">
            <text:p>139.8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3952" calcext:value-type="float">
            <text:p>139.8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652" calcext:value-type="float">
            <text:p>139.7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9944" calcext:value-type="float">
            <text:p>139.7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8608" calcext:value-type="float">
            <text:p>139.7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3368" calcext:value-type="float">
            <text:p>139.7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6416" calcext:value-type="float">
            <text:p>139.7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1176" calcext:value-type="float">
            <text:p>139.7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2032" calcext:value-type="float">
            <text:p>139.7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6792" calcext:value-type="float">
            <text:p>139.6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3744" calcext:value-type="float">
            <text:p>139.6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0216" calcext:value-type="float">
            <text:p>139.6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0216" calcext:value-type="float">
            <text:p>139.6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0216" calcext:value-type="float">
            <text:p>139.6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0592" calcext:value-type="float">
            <text:p>139.6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9256" calcext:value-type="float">
            <text:p>139.5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4872" calcext:value-type="float">
            <text:p>139.5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8776" calcext:value-type="float">
            <text:p>139.5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5248" calcext:value-type="float">
            <text:p>139.5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22" calcext:value-type="float">
            <text:p>139.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5248" calcext:value-type="float">
            <text:p>139.5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3432" calcext:value-type="float">
            <text:p>139.4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7336" calcext:value-type="float">
            <text:p>139.4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124" calcext:value-type="float">
            <text:p>139.4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7712" calcext:value-type="float">
            <text:p>139.4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9424" calcext:value-type="float">
            <text:p>139.4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1992" calcext:value-type="float">
            <text:p>139.3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4184" calcext:value-type="float">
            <text:p>139.3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0656" calcext:value-type="float">
            <text:p>139.3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2368" calcext:value-type="float">
            <text:p>139.3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884" calcext:value-type="float">
            <text:p>139.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7984" calcext:value-type="float">
            <text:p>139.3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3224" calcext:value-type="float">
            <text:p>139.3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312" calcext:value-type="float">
            <text:p>139.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3976" calcext:value-type="float">
            <text:p>139.2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8736" calcext:value-type="float">
            <text:p>139.2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2264" calcext:value-type="float">
            <text:p>139.2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1784" calcext:value-type="float">
            <text:p>139.2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4352" calcext:value-type="float">
            <text:p>139.2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3496" calcext:value-type="float">
            <text:p>139.2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312" calcext:value-type="float">
            <text:p>139.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7024" calcext:value-type="float">
            <text:p>139.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6168" calcext:value-type="float">
            <text:p>139.2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3976" calcext:value-type="float">
            <text:p>139.2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7024" calcext:value-type="float">
            <text:p>139.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7024" calcext:value-type="float">
            <text:p>139.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5792" calcext:value-type="float">
            <text:p>139.3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312" calcext:value-type="float">
            <text:p>139.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5792" calcext:value-type="float">
            <text:p>139.3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6168" calcext:value-type="float">
            <text:p>139.2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3976" calcext:value-type="float">
            <text:p>139.2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7024" calcext:value-type="float">
            <text:p>139.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2264" calcext:value-type="float">
            <text:p>139.2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2264" calcext:value-type="float">
            <text:p>139.2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5312" calcext:value-type="float">
            <text:p>139.2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7984" calcext:value-type="float">
            <text:p>139.3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884" calcext:value-type="float">
            <text:p>139.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7984" calcext:value-type="float">
            <text:p>139.3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5312" calcext:value-type="float">
            <text:p>139.2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1032" calcext:value-type="float">
            <text:p>139.3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884" calcext:value-type="float">
            <text:p>139.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504" calcext:value-type="float">
            <text:p>139.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2472" calcext:value-type="float">
            <text:p>139.4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5416" calcext:value-type="float">
            <text:p>139.3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1032" calcext:value-type="float">
            <text:p>139.3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8088" calcext:value-type="float">
            <text:p>139.3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0176" calcext:value-type="float">
            <text:p>139.3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2368" calcext:value-type="float">
            <text:p>139.3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8088" calcext:value-type="float">
            <text:p>139.3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8944" calcext:value-type="float">
            <text:p>139.3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4184" calcext:value-type="float">
            <text:p>139.3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6752" calcext:value-type="float">
            <text:p>139.3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3704" calcext:value-type="float">
            <text:p>139.3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5416" calcext:value-type="float">
            <text:p>139.3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2472" calcext:value-type="float">
            <text:p>139.4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1136" calcext:value-type="float">
            <text:p>139.3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7232" calcext:value-type="float">
            <text:p>139.3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8944" calcext:value-type="float">
            <text:p>139.3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648" calcext:value-type="float">
            <text:p>139.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3808" calcext:value-type="float">
            <text:p>139.4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9424" calcext:value-type="float">
            <text:p>139.4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7232" calcext:value-type="float">
            <text:p>139.3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9048" calcext:value-type="float">
            <text:p>139.4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3432" calcext:value-type="float">
            <text:p>139.4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5144" calcext:value-type="float">
            <text:p>139.4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3432" calcext:value-type="float">
            <text:p>139.4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8192" calcext:value-type="float">
            <text:p>139.4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7336" calcext:value-type="float">
            <text:p>139.4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7712" calcext:value-type="float">
            <text:p>139.4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648" calcext:value-type="float">
            <text:p>139.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7336" calcext:value-type="float">
            <text:p>139.4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124" calcext:value-type="float">
            <text:p>139.4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7336" calcext:value-type="float">
            <text:p>139.4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5624" calcext:value-type="float">
            <text:p>139.4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5144" calcext:value-type="float">
            <text:p>139.4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9048" calcext:value-type="float">
            <text:p>139.4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5144" calcext:value-type="float">
            <text:p>139.4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5248" calcext:value-type="float">
            <text:p>139.5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9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22" calcext:value-type="float">
            <text:p>139.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0864" calcext:value-type="float">
            <text:p>139.5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8672" calcext:value-type="float">
            <text:p>139.4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8776" calcext:value-type="float">
            <text:p>139.5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792" calcext:value-type="float">
            <text:p>139.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7544" calcext:value-type="float">
            <text:p>139.6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2304" calcext:value-type="float">
            <text:p>139.5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1448" calcext:value-type="float">
            <text:p>139.6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4872" calcext:value-type="float">
            <text:p>139.5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4392" calcext:value-type="float">
            <text:p>139.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0112" calcext:value-type="float">
            <text:p>139.5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0968" calcext:value-type="float">
            <text:p>139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3536" calcext:value-type="float">
            <text:p>139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3536" calcext:value-type="float">
            <text:p>139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0968" calcext:value-type="float">
            <text:p>139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9256" calcext:value-type="float">
            <text:p>139.5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9256" calcext:value-type="float">
            <text:p>139.5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2304" calcext:value-type="float">
            <text:p>139.5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0968" calcext:value-type="float">
            <text:p>139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4872" calcext:value-type="float">
            <text:p>139.5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3536" calcext:value-type="float">
            <text:p>139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9632" calcext:value-type="float">
            <text:p>139.5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3536" calcext:value-type="float">
            <text:p>139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3536" calcext:value-type="float">
            <text:p>139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0864" calcext:value-type="float">
            <text:p>139.5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5624" calcext:value-type="float">
            <text:p>139.4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696" calcext:value-type="float">
            <text:p>139.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0864" calcext:value-type="float">
            <text:p>139.5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696" calcext:value-type="float">
            <text:p>139.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22" calcext:value-type="float">
            <text:p>139.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0864" calcext:value-type="float">
            <text:p>139.5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22" calcext:value-type="float">
            <text:p>139.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5624" calcext:value-type="float">
            <text:p>139.4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696" calcext:value-type="float">
            <text:p>139.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0488" calcext:value-type="float">
            <text:p>139.5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364" calcext:value-type="float">
            <text:p>139.6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7648" calcext:value-type="float">
            <text:p>139.6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1176" calcext:value-type="float">
            <text:p>139.7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4224" calcext:value-type="float">
            <text:p>139.7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8128" calcext:value-type="float">
            <text:p>139.7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6416" calcext:value-type="float">
            <text:p>139.7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3848" calcext:value-type="float">
            <text:p>139.7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4224" calcext:value-type="float">
            <text:p>139.7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8712" calcext:value-type="float">
            <text:p>139.8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3576" calcext:value-type="float">
            <text:p>139.8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5768" calcext:value-type="float">
            <text:p>139.8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7104" calcext:value-type="float">
            <text:p>139.8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2344" calcext:value-type="float">
            <text:p>139.9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2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2488" calcext:value-type="float">
            <text:p>140.3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4888" calcext:value-type="float">
            <text:p>140.4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1944" calcext:value-type="float">
            <text:p>140.5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5848" calcext:value-type="float">
            <text:p>140.5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5472" calcext:value-type="float">
            <text:p>140.5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6328" calcext:value-type="float">
            <text:p>140.5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9856" calcext:value-type="float">
            <text:p>140.5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9856" calcext:value-type="float">
            <text:p>140.5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1192" calcext:value-type="float">
            <text:p>140.6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8624" calcext:value-type="float">
            <text:p>140.6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1672" calcext:value-type="float">
            <text:p>140.6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8624" calcext:value-type="float">
            <text:p>140.6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7768" calcext:value-type="float">
            <text:p>140.6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9104" calcext:value-type="float">
            <text:p>140.6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2152" calcext:value-type="float">
            <text:p>140.6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0544" calcext:value-type="float">
            <text:p>140.7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9312" calcext:value-type="float">
            <text:p>140.7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3216" calcext:value-type="float">
            <text:p>140.7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568" calcext:value-type="float">
            <text:p>140.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044" calcext:value-type="float">
            <text:p>140.6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8144" calcext:value-type="float">
            <text:p>140.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2152" calcext:value-type="float">
            <text:p>140.6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092" calcext:value-type="float">
            <text:p>140.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044" calcext:value-type="float">
            <text:p>140.6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1024" calcext:value-type="float">
            <text:p>140.7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2736" calcext:value-type="float">
            <text:p>140.7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0168" calcext:value-type="float">
            <text:p>140.7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2088" calcext:value-type="float">
            <text:p>140.9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8664" calcext:value-type="float">
            <text:p>140.9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1712" calcext:value-type="float">
            <text:p>140.9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8664" calcext:value-type="float">
            <text:p>140.9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6576" calcext:value-type="float">
            <text:p>141.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6952" calcext:value-type="float">
            <text:p>140.9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07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668" calcext:value-type="float">
            <text:p>141.0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668" calcext:value-type="float">
            <text:p>141.0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34" calcext:value-type="float">
            <text:p>141.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9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1272" calcext:value-type="float">
            <text:p>141.2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1272" calcext:value-type="float">
            <text:p>141.2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1272" calcext:value-type="float">
            <text:p>141.2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8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1944" calcext:value-type="float">
            <text:p>140.5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4888" calcext:value-type="float">
            <text:p>140.4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844" calcext:value-type="float">
            <text:p>139.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272" calcext:value-type="float">
            <text:p>139.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3328" calcext:value-type="float">
            <text:p>139.4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9944" calcext:value-type="float">
            <text:p>139.7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0216" calcext:value-type="float">
            <text:p>139.6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8608" calcext:value-type="float">
            <text:p>139.7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4056" calcext:value-type="float">
            <text:p>139.8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844" calcext:value-type="float">
            <text:p>139.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844" calcext:value-type="float">
            <text:p>139.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9944" calcext:value-type="float">
            <text:p>139.7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2888" calcext:value-type="float">
            <text:p>139.6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2888" calcext:value-type="float">
            <text:p>139.6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2888" calcext:value-type="float">
            <text:p>139.6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7168" calcext:value-type="float">
            <text:p>139.6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7168" calcext:value-type="float">
            <text:p>139.6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7168" calcext:value-type="float">
            <text:p>139.6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7168" calcext:value-type="float">
            <text:p>139.6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2888" calcext:value-type="float">
            <text:p>139.6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8608" calcext:value-type="float">
            <text:p>139.7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4056" calcext:value-type="float">
            <text:p>139.8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8896" calcext:value-type="float">
            <text:p>140.5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1504" calcext:value-type="float">
            <text:p>140.8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2672" calcext:value-type="float">
            <text:p>141.0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2672" calcext:value-type="float">
            <text:p>141.0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4008" calcext:value-type="float">
            <text:p>141.0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4008" calcext:value-type="float">
            <text:p>141.0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2672" calcext:value-type="float">
            <text:p>141.0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912" calcext:value-type="float">
            <text:p>141.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1688" calcext:value-type="float">
            <text:p>141.5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5968" calcext:value-type="float">
            <text:p>141.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5968" calcext:value-type="float">
            <text:p>141.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5968" calcext:value-type="float">
            <text:p>141.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1688" calcext:value-type="float">
            <text:p>141.5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1688" calcext:value-type="float">
            <text:p>141.5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6824" calcext:value-type="float">
            <text:p>141.4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388" calcext:value-type="float">
            <text:p>141.5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96" calcext:value-type="float">
            <text:p>141.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7384" calcext:value-type="float">
            <text:p>142.1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7488" calcext:value-type="float">
            <text:p>142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78" calcext:value-type="float">
            <text:p>142.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9824" calcext:value-type="float">
            <text:p>142.6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9824" calcext:value-type="float">
            <text:p>142.6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9824" calcext:value-type="float">
            <text:p>142.6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2768" calcext:value-type="float">
            <text:p>142.5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8384" calcext:value-type="float">
            <text:p>142.5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5712" calcext:value-type="float">
            <text:p>142.4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1328" calcext:value-type="float">
            <text:p>142.4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048" calcext:value-type="float">
            <text:p>142.1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8992" calcext:value-type="float">
            <text:p>142.0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048" calcext:value-type="float">
            <text:p>142.1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048" calcext:value-type="float">
            <text:p>142.1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8384" calcext:value-type="float">
            <text:p>142.5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4104" calcext:value-type="float">
            <text:p>142.5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3936" calcext:value-type="float">
            <text:p>142.7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3936" calcext:value-type="float">
            <text:p>142.7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26" calcext:value-type="float">
            <text:p>142.7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116" calcext:value-type="float">
            <text:p>142.6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6776" calcext:value-type="float">
            <text:p>142.6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4104" calcext:value-type="float">
            <text:p>142.5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4104" calcext:value-type="float">
            <text:p>142.5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54" calcext:value-type="float">
            <text:p>142.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684" calcext:value-type="float">
            <text:p>142.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684" calcext:value-type="float">
            <text:p>142.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6944" calcext:value-type="float">
            <text:p>142.4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6944" calcext:value-type="float">
            <text:p>142.4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2624" calcext:value-type="float">
            <text:p>142.1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9848" calcext:value-type="float">
            <text:p>142.0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9848" calcext:value-type="float">
            <text:p>142.0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6968" calcext:value-type="float">
            <text:p>141.8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8304" calcext:value-type="float">
            <text:p>141.8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2648" calcext:value-type="float">
            <text:p>141.5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6928" calcext:value-type="float">
            <text:p>141.5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3152" calcext:value-type="float">
            <text:p>141.0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1712" calcext:value-type="float">
            <text:p>140.9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0376" calcext:value-type="float">
            <text:p>140.9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0272" calcext:value-type="float">
            <text:p>140.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044" calcext:value-type="float">
            <text:p>140.6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0856" calcext:value-type="float">
            <text:p>140.9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6472" calcext:value-type="float">
            <text:p>140.9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2192" calcext:value-type="float">
            <text:p>140.9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7912" calcext:value-type="float">
            <text:p>141.0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9224" calcext:value-type="float">
            <text:p>141.6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3504" calcext:value-type="float">
            <text:p>141.5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9392" calcext:value-type="float">
            <text:p>141.4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3568" calcext:value-type="float">
            <text:p>141.3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2296" calcext:value-type="float">
            <text:p>141.0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3632" calcext:value-type="float">
            <text:p>141.0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2296" calcext:value-type="float">
            <text:p>141.0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2168" calcext:value-type="float">
            <text:p>141.5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6488" calcext:value-type="float">
            <text:p>141.8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2208" calcext:value-type="float">
            <text:p>141.8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9072" calcext:value-type="float">
            <text:p>142.6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9072" calcext:value-type="float">
            <text:p>142.6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4792" calcext:value-type="float">
            <text:p>142.7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9176" calcext:value-type="float">
            <text:p>142.7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9072" calcext:value-type="float">
            <text:p>142.6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0576" calcext:value-type="float">
            <text:p>142.5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3792" calcext:value-type="float">
            <text:p>142.3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4736" calcext:value-type="float">
            <text:p>141.5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5216" calcext:value-type="float">
            <text:p>141.5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0392" calcext:value-type="float">
            <text:p>141.8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9536" calcext:value-type="float">
            <text:p>141.8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9184" calcext:value-type="float">
            <text:p>141.2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1632" calcext:value-type="float">
            <text:p>140.3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2344" calcext:value-type="float">
            <text:p>139.9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8816" calcext:value-type="float">
            <text:p>139.8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5288" calcext:value-type="float">
            <text:p>139.8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1384" calcext:value-type="float">
            <text:p>139.8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4432" calcext:value-type="float">
            <text:p>139.8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7624" calcext:value-type="float">
            <text:p>140.2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6224" calcext:value-type="float">
            <text:p>140.4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1944" calcext:value-type="float">
            <text:p>140.5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9144" calcext:value-type="float">
            <text:p>140.9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6952" calcext:value-type="float">
            <text:p>140.9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6576" calcext:value-type="float">
            <text:p>141.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572" calcext:value-type="float">
            <text:p>141.0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4008" calcext:value-type="float">
            <text:p>141.0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6136" calcext:value-type="float">
            <text:p>141.2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9184" calcext:value-type="float">
            <text:p>141.2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1856" calcext:value-type="float">
            <text:p>141.3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7096" calcext:value-type="float">
            <text:p>141.3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8432" calcext:value-type="float">
            <text:p>141.3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7576" calcext:value-type="float">
            <text:p>141.3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0624" calcext:value-type="float">
            <text:p>141.3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292" calcext:value-type="float">
            <text:p>141.4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6072" calcext:value-type="float">
            <text:p>141.5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9056" calcext:value-type="float">
            <text:p>141.7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868" calcext:value-type="float">
            <text:p>141.8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0976" calcext:value-type="float">
            <text:p>141.9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732" calcext:value-type="float">
            <text:p>142.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8176" calcext:value-type="float">
            <text:p>142.3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78" calcext:value-type="float">
            <text:p>142.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4376" calcext:value-type="float">
            <text:p>142.4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0472" calcext:value-type="float">
            <text:p>142.4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7048" calcext:value-type="float">
            <text:p>142.4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02" calcext:value-type="float">
            <text:p>142.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9824" calcext:value-type="float">
            <text:p>142.6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9448" calcext:value-type="float">
            <text:p>142.6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3872" calcext:value-type="float">
            <text:p>142.9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6064" calcext:value-type="float">
            <text:p>143.0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5688" calcext:value-type="float">
            <text:p>143.0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5208" calcext:value-type="float">
            <text:p>143.0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6544" calcext:value-type="float">
            <text:p>143.0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3016" calcext:value-type="float">
            <text:p>143.0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3496" calcext:value-type="float">
            <text:p>143.0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1784" calcext:value-type="float">
            <text:p>143.0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0448" calcext:value-type="float">
            <text:p>143.0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9112" calcext:value-type="float">
            <text:p>143.0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3016" calcext:value-type="float">
            <text:p>143.0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168" calcext:value-type="float">
            <text:p>142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8904" calcext:value-type="float">
            <text:p>142.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26" calcext:value-type="float">
            <text:p>142.7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116" calcext:value-type="float">
            <text:p>142.6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5544" calcext:value-type="float">
            <text:p>142.6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3832" calcext:value-type="float">
            <text:p>142.6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9928" calcext:value-type="float">
            <text:p>142.6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0784" calcext:value-type="float">
            <text:p>142.6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2976" calcext:value-type="float">
            <text:p>142.6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0368" calcext:value-type="float">
            <text:p>142.3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0368" calcext:value-type="float">
            <text:p>142.3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9512" calcext:value-type="float">
            <text:p>142.3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9512" calcext:value-type="float">
            <text:p>142.3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2952" calcext:value-type="float">
            <text:p>143.2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8944" calcext:value-type="float">
            <text:p>143.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8944" calcext:value-type="float">
            <text:p>143.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5896" calcext:value-type="float">
            <text:p>143.1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932" calcext:value-type="float">
            <text:p>143.1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5792" calcext:value-type="float">
            <text:p>143.1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0552" calcext:value-type="float">
            <text:p>143.1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2552" calcext:value-type="float">
            <text:p>143.8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988" calcext:value-type="float">
            <text:p>143.8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7208" calcext:value-type="float">
            <text:p>143.7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1968" calcext:value-type="float">
            <text:p>143.7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5016" calcext:value-type="float">
            <text:p>143.7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5288" calcext:value-type="float">
            <text:p>143.6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0048" calcext:value-type="float">
            <text:p>143.6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9088" calcext:value-type="float">
            <text:p>143.5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7648" calcext:value-type="float">
            <text:p>143.4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6688" calcext:value-type="float">
            <text:p>143.4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7064" calcext:value-type="float">
            <text:p>143.3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2096" calcext:value-type="float">
            <text:p>143.2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2096" calcext:value-type="float">
            <text:p>143.2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1136" calcext:value-type="float">
            <text:p>143.2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2952" calcext:value-type="float">
            <text:p>143.2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552" calcext:value-type="float">
            <text:p>143.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1136" calcext:value-type="float">
            <text:p>143.2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2848" calcext:value-type="float">
            <text:p>143.1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2848" calcext:value-type="float">
            <text:p>143.1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552" calcext:value-type="float">
            <text:p>143.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4184" calcext:value-type="float">
            <text:p>143.2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1136" calcext:value-type="float">
            <text:p>143.2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9048" calcext:value-type="float">
            <text:p>143.2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8776" calcext:value-type="float">
            <text:p>143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8776" calcext:value-type="float">
            <text:p>143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9736" calcext:value-type="float">
            <text:p>143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364" calcext:value-type="float">
            <text:p>143.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84" calcext:value-type="float">
            <text:p>143.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7648" calcext:value-type="float">
            <text:p>143.4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2032" calcext:value-type="float">
            <text:p>143.5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508" calcext:value-type="float">
            <text:p>143.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508" calcext:value-type="float">
            <text:p>143.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3368" calcext:value-type="float">
            <text:p>143.5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3848" calcext:value-type="float">
            <text:p>143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5288" calcext:value-type="float">
            <text:p>143.6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0632" calcext:value-type="float">
            <text:p>143.7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2448" calcext:value-type="float">
            <text:p>143.7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1216" calcext:value-type="float">
            <text:p>143.8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3408" calcext:value-type="float">
            <text:p>143.8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6456" calcext:value-type="float">
            <text:p>143.8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084" calcext:value-type="float">
            <text:p>143.8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3512" calcext:value-type="float">
            <text:p>143.9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3512" calcext:value-type="float">
            <text:p>143.9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5704" calcext:value-type="float">
            <text:p>143.9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9608" calcext:value-type="float">
            <text:p>143.9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4368" calcext:value-type="float">
            <text:p>143.9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8272" calcext:value-type="float">
            <text:p>143.9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1424" calcext:value-type="float">
            <text:p>143.9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6184" calcext:value-type="float">
            <text:p>143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6184" calcext:value-type="float">
            <text:p>143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0088" calcext:value-type="float">
            <text:p>143.9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4472" calcext:value-type="float">
            <text:p>143.9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5328" calcext:value-type="float">
            <text:p>143.9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8" calcext:value-type="float">
            <text:p>144.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7768" calcext:value-type="float">
            <text:p>144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6456" calcext:value-type="float">
            <text:p>143.8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428" calcext:value-type="float">
            <text:p>144.7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3208" calcext:value-type="float">
            <text:p>142.2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1512" calcext:value-type="float">
            <text:p>143.1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1072" calcext:value-type="float">
            <text:p>143.4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176" calcext:value-type="float">
            <text:p>143.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1744" calcext:value-type="float">
            <text:p>135.1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6664" calcext:value-type="float">
            <text:p>136.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244" calcext:value-type="float">
            <text:p>137.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576" calcext:value-type="float">
            <text:p>137.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0104" calcext:value-type="float">
            <text:p>133.4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3832" calcext:value-type="float">
            <text:p>127.4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7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9208</text:p>
          </table:table-cell>
          <table:table-cell office:value-type="string" calcext:value-type="string">
            <text:p>Bexar Sligo recorder</text:p>
          </table:table-cell>
          <table:table-cell office:value-type="string" calcext:value-type="string">
            <text:p>197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60" meta:object-count="0"/>
    <meta:user-defined meta:name="AppVersion">3.0</meta:user-defined>
  </office:meta>
</office:document-meta>
</file>